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fill="solid" draw:fill-color="#00ffff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Ultrafine_20_Dashed" draw:marker-end="Arrow" draw:marker-end-width="0.3cm" draw:fill="solid" draw:fill-color="#00ffff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fill="solid" draw:fill-color="#00ffff" draw:textarea-horizontal-align="center" draw:textarea-vertical-align="middle"/>
    </style:style>
    <style:style style:name="gr8" style:family="graphic" style:parent-style-name="standard">
      <style:graphic-properties draw:fill="solid" draw:fill-color="#00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1" draw:layer="layout" svg:width="3.5cm" svg:height="8cm" svg:x="1.601cm" svg:y="7.423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3.5cm" svg:height="1cm" svg:x="2.101cm" svg:y="2.923cm">
          <text:p text:style-name="P2"><text:span text:style-name="T1">OU_STRU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3.5cm" svg:height="1cm" svg:x="2.101cm" svg:y="5.423cm">
          <text:p text:style-name="P2"><text:span text:style-name="T1">O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8" draw:layer="layout" svg:width="2.5cm" svg:height="1cm" svg:x="2.101cm" svg:y="7.923cm">
          <text:p text:style-name="P2"><text:span text:style-name="T1">NAT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2" draw:layer="layout" svg:width="2.5cm" svg:height="1cm" svg:x="2.101cm" svg:y="13.923cm">
          <text:p text:style-name="P2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5" draw:layer="layout" svg:width="2.5cm" svg:height="1cm" svg:x="2.101cm" svg:y="12.423cm">
          <text:p text:style-name="P2"><text:span text:style-name="T1">GROU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6" draw:layer="layout" svg:width="2.5cm" svg:height="1cm" svg:x="2.101cm" svg:y="10.923cm">
          <text:p text:style-name="P2"><text:span text:style-name="T1">DISTRI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7" draw:layer="layout" svg:width="2.5cm" svg:height="1cm" svg:x="2.101cm" svg:y="9.423cm">
          <text:p text:style-name="P2"><text:span text:style-name="T1">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id="id1" draw:layer="layout" svg:width="2.5cm" svg:height="1cm" svg:x="2.101cm" svg:y="16.423cm">
          <text:p text:style-name="P2"><text:span text:style-name="T1">SEC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351cm" svg:y1="16.423cm" svg:x2="3.351cm" svg:y2="14.923cm" draw:start-shape="id1" draw:start-glue-point="0" draw:end-shape="id2" draw:end-glue-point="2">
          <text:p text:style-name="P5"/>
        </draw:connector>
        <draw:connector draw:style-name="gr4" draw:text-style-name="P1" draw:layer="layout" svg:x1="3.851cm" svg:y1="3.923cm" svg:x2="3.851cm" svg:y2="5.423cm" draw:start-shape="id3" draw:start-glue-point="2" draw:end-shape="id4" draw:end-glue-point="0">
          <text:p text:style-name="P5"/>
        </draw:connector>
        <draw:connector draw:style-name="gr4" draw:text-style-name="P1" draw:layer="layout" svg:x1="3.351cm" svg:y1="13.423cm" svg:x2="3.351cm" svg:y2="13.923cm" draw:start-shape="id5" draw:start-glue-point="2" draw:end-shape="id2" draw:end-glue-point="0">
          <text:p text:style-name="P5"/>
        </draw:connector>
        <draw:connector draw:style-name="gr4" draw:text-style-name="P1" draw:layer="layout" svg:x1="3.351cm" svg:y1="11.923cm" svg:x2="3.351cm" svg:y2="12.423cm" draw:start-shape="id6" draw:start-glue-point="2" draw:end-shape="id5" draw:end-glue-point="0">
          <text:p text:style-name="P5"/>
        </draw:connector>
        <draw:connector draw:style-name="gr4" draw:text-style-name="P1" draw:layer="layout" svg:x1="3.351cm" svg:y1="10.423cm" svg:x2="3.351cm" svg:y2="10.923cm" draw:start-shape="id7" draw:start-glue-point="2" draw:end-shape="id6" draw:end-glue-point="0">
          <text:p text:style-name="P5"/>
        </draw:connector>
        <draw:connector draw:style-name="gr4" draw:text-style-name="P1" draw:layer="layout" svg:x1="3.351cm" svg:y1="8.923cm" svg:x2="3.351cm" svg:y2="9.423cm" draw:start-shape="id8" draw:start-glue-point="2" draw:end-shape="id7" draw:end-glue-point="0">
          <text:p text:style-name="P5"/>
        </draw:connector>
        <draw:custom-shape draw:style-name="gr5" draw:text-style-name="P4" draw:id="id9" draw:layer="layout" svg:width="2.5cm" svg:height="1cm" svg:x="6.601cm" svg:y="13.923cm">
          <text:p text:style-name="P2"><text:span text:style-name="T1">SCOU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6.601cm" svg:y1="14.423cm" svg:x2="4.601cm" svg:y2="14.423cm" draw:start-shape="id9" draw:start-glue-point="3" draw:end-shape="id2" draw:end-glue-point="1">
          <text:p text:style-name="P5"/>
        </draw:connector>
        <draw:custom-shape draw:style-name="gr5" draw:text-style-name="P4" draw:id="id10" draw:layer="layout" svg:width="2.5cm" svg:height="1cm" svg:x="6.601cm" svg:y="11.923cm">
          <text:p text:style-name="P2"><text:span text:style-name="T1">ROL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851cm" svg:y1="13.923cm" svg:x2="7.851cm" svg:y2="12.923cm" draw:start-shape="id9" draw:start-glue-point="0" draw:end-shape="id10" draw:end-glue-point="2">
          <text:p text:style-name="P5"/>
        </draw:connector>
        <draw:connector draw:style-name="gr6" draw:text-style-name="P1" draw:layer="layout" svg:x1="6.601cm" svg:y1="12.423cm" svg:x2="5.101cm" svg:y2="11.423cm" draw:start-shape="id10" draw:start-glue-point="3" draw:end-shape="id11" draw:end-glue-point="1">
          <text:p text:style-name="P5"/>
        </draw:connector>
        <draw:connector draw:style-name="gr4" draw:text-style-name="P1" draw:layer="layout" svg:x1="7.851cm" svg:y1="11.923cm" svg:x2="5.601cm" svg:y2="5.923cm" draw:start-shape="id10" draw:start-glue-point="0" draw:end-shape="id4" draw:end-glue-point="1">
          <text:p text:style-name="P5"/>
        </draw:connector>
        <draw:custom-shape draw:style-name="gr5" draw:text-style-name="P4" draw:id="id13" draw:layer="layout" svg:width="2.5cm" svg:height="1cm" svg:x="11.101cm" svg:y="8.423cm">
          <text:p text:style-name="P2"><text:span text:style-name="T1">AWAR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12" draw:layer="layout" svg:width="3.5cm" svg:height="1cm" svg:x="14.601cm" svg:y="8.423cm">
          <text:p text:style-name="P2"><text:span text:style-name="T1">AWARDSU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601cm" svg:y1="8.923cm" svg:x2="13.601cm" svg:y2="8.923cm" draw:start-shape="id12" draw:start-glue-point="3" draw:end-shape="id13" draw:end-glue-point="1">
          <text:p text:style-name="P5"/>
        </draw:connector>
        <draw:custom-shape draw:style-name="gr5" draw:text-style-name="P4" draw:id="id15" draw:layer="layout" svg:width="2.5cm" svg:height="1cm" svg:x="11.101cm" svg:y="10.423cm">
          <text:p text:style-name="P2"><text:span text:style-name="T1">ACHIEV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14" draw:layer="layout" svg:width="3.5cm" svg:height="1cm" svg:x="14.601cm" svg:y="10.423cm">
          <text:p text:style-name="P2"><text:span text:style-name="T1">ACHIEVESUB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601cm" svg:y1="10.923cm" svg:x2="13.601cm" svg:y2="10.923cm" draw:start-shape="id14" draw:start-glue-point="3" draw:end-shape="id15" draw:end-glue-point="1">
          <text:p text:style-name="P5"/>
        </draw:connector>
        <draw:connector draw:style-name="gr4" draw:text-style-name="P1" draw:layer="layout" svg:x1="12.351cm" svg:y1="9.423cm" svg:x2="12.351cm" svg:y2="10.423cm" draw:start-shape="id13" draw:start-glue-point="2" draw:end-shape="id15" draw:end-glue-point="0">
          <text:p text:style-name="P5"/>
        </draw:connector>
        <draw:connector draw:style-name="gr4" draw:text-style-name="P1" draw:layer="layout" svg:x1="16.351cm" svg:y1="9.423cm" svg:x2="16.351cm" svg:y2="10.423cm" draw:start-shape="id12" draw:start-glue-point="2" draw:end-shape="id14" draw:end-glue-point="0">
          <text:p text:style-name="P5"/>
        </draw:connector>
        <draw:connector draw:style-name="gr4" draw:text-style-name="P1" draw:layer="layout" svg:x1="9.101cm" svg:y1="14.423cm" svg:x2="12.351cm" svg:y2="11.423cm" draw:start-shape="id9" draw:start-glue-point="1" draw:end-shape="id15" draw:end-glue-point="2">
          <text:p text:style-name="P5"/>
        </draw:connector>
        <draw:connector draw:style-name="gr4" draw:text-style-name="P1" draw:layer="layout" svg:x1="9.101cm" svg:y1="14.423cm" svg:x2="16.351cm" svg:y2="11.423cm" draw:start-shape="id9" draw:start-glue-point="1" draw:end-shape="id14" draw:end-glue-point="2">
          <text:p text:style-name="P5"/>
        </draw:connector>
        <draw:custom-shape draw:style-name="gr2" draw:text-style-name="P4" draw:id="id16" draw:layer="layout" svg:width="2.5cm" svg:height="1cm" svg:x="6.601cm" svg:y="16.423cm">
          <text:p text:style-name="P2"><text:span text:style-name="T1">RELATE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7.851cm" svg:y1="14.923cm" svg:x2="7.851cm" svg:y2="16.423cm" draw:start-shape="id9" draw:start-glue-point="2" draw:end-shape="id16" draw:end-glue-point="0">
          <text:p text:style-name="P5"/>
        </draw:connector>
        <draw:connector draw:style-name="gr8" draw:text-style-name="P1" draw:layer="layout" svg:x1="1.601cm" svg:y1="11.423cm" svg:x2="2.101cm" svg:y2="5.923cm" draw:start-shape="id11" draw:start-glue-point="3" draw:end-shape="id4" draw:end-glue-point="3">
          <text:p text:style-name="P5"/>
        </draw:connector>
        <draw:custom-shape draw:style-name="gr5" draw:text-style-name="P4" draw:layer="layout" svg:width="2.5cm" svg:height="1cm" svg:x="2.101cm" svg:y="19.423cm">
          <text:p text:style-name="P2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19" draw:layer="layout" svg:width="2.5cm" svg:height="1cm" svg:x="13.601cm" svg:y="19.423cm">
          <text:p text:style-name="P2"><text:span text:style-name="T1">HISTOR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id="id18" draw:layer="layout" svg:width="3.104cm" svg:height="1cm" svg:x="13.497cm" svg:y="16.404cm">
          <text:p text:style-name="P2"><text:span text:style-name="T1">CONNECT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id="id17" draw:layer="layout" svg:x1="9.101cm" svg:y1="14.423cm" svg:x2="9.101cm" svg:y2="14.423cm" draw:start-shape="id9" draw:start-glue-point="1" draw:end-shape="id9" draw:end-glue-point="1">
          <text:p text:style-name="P5"/>
        </draw:connector>
        <draw:connector draw:style-name="gr4" draw:text-style-name="P1" draw:layer="layout" draw:type="lines" svg:x1="9.101cm" svg:y1="14.423cm" svg:x2="13.497cm" svg:y2="16.904cm" draw:start-shape="id17" draw:start-glue-point="0" draw:end-shape="id18" draw:end-glue-point="3">
          <text:p text:style-name="P5"/>
        </draw:connector>
        <draw:connector draw:style-name="gr4" draw:text-style-name="P1" draw:layer="layout" draw:type="lines" svg:x1="9.101cm" svg:y1="14.423cm" svg:x2="13.601cm" svg:y2="19.923cm" draw:start-shape="id17" draw:start-glue-point="0" draw:end-shape="id19" draw:end-glue-point="3">
          <text:p text:style-name="P5"/>
        </draw:connector>
        <draw:frame draw:style-name="gr9" draw:layer="layout" svg:width="14.358cm" svg:height="0.963cm" svg:x="3.601cm" svg:y="1.423cm">
          <draw:text-box>
            <text:p text:style-name="P5">Data Structure for SCOUT membership databa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7cm" fo:margin-left="0.601cm" fo:margin-right="0.63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im West</meta:initial-creator>
    <meta:creation-date>2005-12-08T13:23:31</meta:creation-date>
    <dc:creator>Jim West</dc:creator>
    <dc:date>2005-12-08T15:20:55</dc:date>
    <dc:language>en-US</dc:language>
    <meta:editing-cycles>8</meta:editing-cycles>
    <meta:editing-duration>PT1H14M52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